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 style:data-style-name="N100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6.746cm" svg:y="1.035cm">
            <draw:object draw:notify-on-update-of-ranges="Sheet1.A3:Sheet1.A3 Sheet1.A4:Sheet1.A204 Sheet1.B3:Sheet1.B3 Sheet1.B4:Sheet1.B2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]*2*(MOD([.A4];[.$B$2])/[.$B$2]-1/2)" office:value-type="float" office:value="-0.625" calcext:value-type="float">
            <text:p>-0.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]*2*(MOD([.A5];[.$B$2])/[.$B$2]-1/2)" office:value-type="float" office:value="-0.59375" calcext:value-type="float">
            <text:p>-0.59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1]*2*(MOD([.A6];[.$B$2])/[.$B$2]-1/2)" office:value-type="float" office:value="-0.5625" calcext:value-type="float">
            <text:p>-0.56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1]*2*(MOD([.A7];[.$B$2])/[.$B$2]-1/2)" office:value-type="float" office:value="-0.53125" calcext:value-type="float">
            <text:p>-0.53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1]*2*(MOD([.A8];[.$B$2])/[.$B$2]-1/2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1]*2*(MOD([.A9];[.$B$2])/[.$B$2]-1/2)" office:value-type="float" office:value="-0.46875" calcext:value-type="float">
            <text:p>-0.468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1]*2*(MOD([.A10];[.$B$2])/[.$B$2]-1/2)" office:value-type="float" office:value="-0.4375" calcext:value-type="float">
            <text:p>-0.4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1]*2*(MOD([.A11];[.$B$2])/[.$B$2]-1/2)" office:value-type="float" office:value="-0.40625" calcext:value-type="float">
            <text:p>-0.406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]*2*(MOD([.A12];[.$B$2])/[.$B$2]-1/2)" office:value-type="float" office:value="-0.375" calcext:value-type="float">
            <text:p>-0.3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1]*2*(MOD([.A13];[.$B$2])/[.$B$2]-1/2)" office:value-type="float" office:value="-0.34375" calcext:value-type="float">
            <text:p>-0.343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1]*2*(MOD([.A14];[.$B$2])/[.$B$2]-1/2)" office:value-type="float" office:value="-0.3125" calcext:value-type="float">
            <text:p>-0.31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1]*2*(MOD([.A15];[.$B$2])/[.$B$2]-1/2)" office:value-type="float" office:value="-0.28125" calcext:value-type="float">
            <text:p>-0.281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1]*2*(MOD([.A16];[.$B$2])/[.$B$2]-1/2)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1]*2*(MOD([.A17];[.$B$2])/[.$B$2]-1/2)" office:value-type="float" office:value="-0.21875" calcext:value-type="float">
            <text:p>-0.218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1]*2*(MOD([.A18];[.$B$2])/[.$B$2]-1/2)" office:value-type="float" office:value="-0.1875" calcext:value-type="float">
            <text:p>-0.18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1]*2*(MOD([.A19];[.$B$2])/[.$B$2]-1/2)" office:value-type="float" office:value="-0.15625" calcext:value-type="float">
            <text:p>-0.156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1]*2*(MOD([.A20];[.$B$2])/[.$B$2]-1/2)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1]*2*(MOD([.A21];[.$B$2])/[.$B$2]-1/2)" office:value-type="float" office:value="-0.09375" calcext:value-type="float">
            <text:p>-0.093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1]*2*(MOD([.A22];[.$B$2])/[.$B$2]-1/2)"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1]*2*(MOD([.A23];[.$B$2])/[.$B$2]-1/2)" office:value-type="float" office:value="-0.03125" calcext:value-type="float">
            <text:p>-0.031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1]*2*(MOD([.A24];[.$B$2])/[.$B$2]-1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B$1]*2*(MOD([.A25];[.$B$2])/[.$B$2]-1/2)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1]*2*(MOD([.A26];[.$B$2])/[.$B$2]-1/2)" office:value-type="float" office:value="0.0625000000000001" calcext:value-type="float">
            <text:p>0.06250000000000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B$1]*2*(MOD([.A27];[.$B$2])/[.$B$2]-1/2)" office:value-type="float" office:value="0.0937499999999999" calcext:value-type="float">
            <text:p>0.09374999999999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B$1]*2*(MOD([.A28];[.$B$2])/[.$B$2]-1/2)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1]*2*(MOD([.A29];[.$B$2])/[.$B$2]-1/2)" office:value-type="float" office:value="0.15625" calcext:value-type="float">
            <text:p>0.156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B$1]*2*(MOD([.A30];[.$B$2])/[.$B$2]-1/2)" office:value-type="float" office:value="0.1875" calcext:value-type="float">
            <text:p>0.18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B$1]*2*(MOD([.A31];[.$B$2])/[.$B$2]-1/2)" office:value-type="float" office:value="0.21875" calcext:value-type="float">
            <text:p>0.218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B$1]*2*(MOD([.A32];[.$B$2])/[.$B$2]-1/2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1]*2*(MOD([.A33];[.$B$2])/[.$B$2]-1/2)" office:value-type="float" office:value="0.28125" calcext:value-type="float">
            <text:p>0.281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1]*2*(MOD([.A34];[.$B$2])/[.$B$2]-1/2)"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B$1]*2*(MOD([.A35];[.$B$2])/[.$B$2]-1/2)" office:value-type="float" office:value="0.34375" calcext:value-type="float">
            <text:p>0.343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B$1]*2*(MOD([.A36];[.$B$2])/[.$B$2]-1/2)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B$1]*2*(MOD([.A37];[.$B$2])/[.$B$2]-1/2)" office:value-type="float" office:value="0.40625" calcext:value-type="float">
            <text:p>0.406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B$1]*2*(MOD([.A38];[.$B$2])/[.$B$2]-1/2)"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$1]*2*(MOD([.A39];[.$B$2])/[.$B$2]-1/2)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1]*2*(MOD([.A40];[.$B$2])/[.$B$2]-1/2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B$1]*2*(MOD([.A41];[.$B$2])/[.$B$2]-1/2)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B$1]*2*(MOD([.A42];[.$B$2])/[.$B$2]-1/2)"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B$1]*2*(MOD([.A43];[.$B$2])/[.$B$2]-1/2)" office:value-type="float" office:value="0.59375" calcext:value-type="float">
            <text:p>0.593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1]*2*(MOD([.A44];[.$B$2])/[.$B$2]-1/2)" office:value-type="float" office:value="-0.625" calcext:value-type="float">
            <text:p>-0.6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B$1]*2*(MOD([.A45];[.$B$2])/[.$B$2]-1/2)" office:value-type="float" office:value="-0.59375" calcext:value-type="float">
            <text:p>-0.593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B$1]*2*(MOD([.A46];[.$B$2])/[.$B$2]-1/2)" office:value-type="float" office:value="-0.5625" calcext:value-type="float">
            <text:p>-0.56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B$1]*2*(MOD([.A47];[.$B$2])/[.$B$2]-1/2)" office:value-type="float" office:value="-0.53125" calcext:value-type="float">
            <text:p>-0.531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B$1]*2*(MOD([.A48];[.$B$2])/[.$B$2]-1/2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B$1]*2*(MOD([.A49];[.$B$2])/[.$B$2]-1/2)" office:value-type="float" office:value="-0.46875" calcext:value-type="float">
            <text:p>-0.468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B$1]*2*(MOD([.A50];[.$B$2])/[.$B$2]-1/2)" office:value-type="float" office:value="-0.4375" calcext:value-type="float">
            <text:p>-0.43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B$1]*2*(MOD([.A51];[.$B$2])/[.$B$2]-1/2)" office:value-type="float" office:value="-0.40625" calcext:value-type="float">
            <text:p>-0.406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B$1]*2*(MOD([.A52];[.$B$2])/[.$B$2]-1/2)" office:value-type="float" office:value="-0.375" calcext:value-type="float">
            <text:p>-0.3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B$1]*2*(MOD([.A53];[.$B$2])/[.$B$2]-1/2)" office:value-type="float" office:value="-0.34375" calcext:value-type="float">
            <text:p>-0.343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$1]*2*(MOD([.A54];[.$B$2])/[.$B$2]-1/2)" office:value-type="float" office:value="-0.3125" calcext:value-type="float">
            <text:p>-0.31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B$1]*2*(MOD([.A55];[.$B$2])/[.$B$2]-1/2)" office:value-type="float" office:value="-0.28125" calcext:value-type="float">
            <text:p>-0.281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B$1]*2*(MOD([.A56];[.$B$2])/[.$B$2]-1/2)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B$1]*2*(MOD([.A57];[.$B$2])/[.$B$2]-1/2)" office:value-type="float" office:value="-0.21875" calcext:value-type="float">
            <text:p>-0.218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B$1]*2*(MOD([.A58];[.$B$2])/[.$B$2]-1/2)" office:value-type="float" office:value="-0.1875" calcext:value-type="float">
            <text:p>-0.18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B$1]*2*(MOD([.A59];[.$B$2])/[.$B$2]-1/2)" office:value-type="float" office:value="-0.15625" calcext:value-type="float">
            <text:p>-0.156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B$1]*2*(MOD([.A60];[.$B$2])/[.$B$2]-1/2)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B$1]*2*(MOD([.A61];[.$B$2])/[.$B$2]-1/2)" office:value-type="float" office:value="-0.09375" calcext:value-type="float">
            <text:p>-0.093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B$1]*2*(MOD([.A62];[.$B$2])/[.$B$2]-1/2)"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B$1]*2*(MOD([.A63];[.$B$2])/[.$B$2]-1/2)" office:value-type="float" office:value="-0.03125" calcext:value-type="float">
            <text:p>-0.031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B$1]*2*(MOD([.A64];[.$B$2])/[.$B$2]-1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B$1]*2*(MOD([.A65];[.$B$2])/[.$B$2]-1/2)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B$1]*2*(MOD([.A66];[.$B$2])/[.$B$2]-1/2)" office:value-type="float" office:value="0.0625000000000001" calcext:value-type="float">
            <text:p>0.06250000000000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B$1]*2*(MOD([.A67];[.$B$2])/[.$B$2]-1/2)" office:value-type="float" office:value="0.0937499999999999" calcext:value-type="float">
            <text:p>0.09374999999999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B$1]*2*(MOD([.A68];[.$B$2])/[.$B$2]-1/2)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B$1]*2*(MOD([.A69];[.$B$2])/[.$B$2]-1/2)" office:value-type="float" office:value="0.15625" calcext:value-type="float">
            <text:p>0.156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B$1]*2*(MOD([.A70];[.$B$2])/[.$B$2]-1/2)" office:value-type="float" office:value="0.1875" calcext:value-type="float">
            <text:p>0.187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B$1]*2*(MOD([.A71];[.$B$2])/[.$B$2]-1/2)" office:value-type="float" office:value="0.21875" calcext:value-type="float">
            <text:p>0.218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B$1]*2*(MOD([.A72];[.$B$2])/[.$B$2]-1/2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B$1]*2*(MOD([.A73];[.$B$2])/[.$B$2]-1/2)" office:value-type="float" office:value="0.28125" calcext:value-type="float">
            <text:p>0.281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B$1]*2*(MOD([.A74];[.$B$2])/[.$B$2]-1/2)"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B$1]*2*(MOD([.A75];[.$B$2])/[.$B$2]-1/2)" office:value-type="float" office:value="0.34375" calcext:value-type="float">
            <text:p>0.343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B$1]*2*(MOD([.A76];[.$B$2])/[.$B$2]-1/2)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B$1]*2*(MOD([.A77];[.$B$2])/[.$B$2]-1/2)" office:value-type="float" office:value="0.40625" calcext:value-type="float">
            <text:p>0.406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B$1]*2*(MOD([.A78];[.$B$2])/[.$B$2]-1/2)"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B$1]*2*(MOD([.A79];[.$B$2])/[.$B$2]-1/2)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B$1]*2*(MOD([.A80];[.$B$2])/[.$B$2]-1/2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B$1]*2*(MOD([.A81];[.$B$2])/[.$B$2]-1/2)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B$1]*2*(MOD([.A82];[.$B$2])/[.$B$2]-1/2)"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B$1]*2*(MOD([.A83];[.$B$2])/[.$B$2]-1/2)" office:value-type="float" office:value="0.59375" calcext:value-type="float">
            <text:p>0.593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B$1]*2*(MOD([.A84];[.$B$2])/[.$B$2]-1/2)" office:value-type="float" office:value="-0.625" calcext:value-type="float">
            <text:p>-0.6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B$1]*2*(MOD([.A85];[.$B$2])/[.$B$2]-1/2)" office:value-type="float" office:value="-0.59375" calcext:value-type="float">
            <text:p>-0.593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B$1]*2*(MOD([.A86];[.$B$2])/[.$B$2]-1/2)" office:value-type="float" office:value="-0.5625" calcext:value-type="float">
            <text:p>-0.56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B$1]*2*(MOD([.A87];[.$B$2])/[.$B$2]-1/2)" office:value-type="float" office:value="-0.53125" calcext:value-type="float">
            <text:p>-0.531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B$1]*2*(MOD([.A88];[.$B$2])/[.$B$2]-1/2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B$1]*2*(MOD([.A89];[.$B$2])/[.$B$2]-1/2)" office:value-type="float" office:value="-0.46875" calcext:value-type="float">
            <text:p>-0.468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B$1]*2*(MOD([.A90];[.$B$2])/[.$B$2]-1/2)" office:value-type="float" office:value="-0.4375" calcext:value-type="float">
            <text:p>-0.43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B$1]*2*(MOD([.A91];[.$B$2])/[.$B$2]-1/2)" office:value-type="float" office:value="-0.40625" calcext:value-type="float">
            <text:p>-0.406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B$1]*2*(MOD([.A92];[.$B$2])/[.$B$2]-1/2)" office:value-type="float" office:value="-0.375" calcext:value-type="float">
            <text:p>-0.3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B$1]*2*(MOD([.A93];[.$B$2])/[.$B$2]-1/2)" office:value-type="float" office:value="-0.34375" calcext:value-type="float">
            <text:p>-0.343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B$1]*2*(MOD([.A94];[.$B$2])/[.$B$2]-1/2)" office:value-type="float" office:value="-0.3125" calcext:value-type="float">
            <text:p>-0.31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B$1]*2*(MOD([.A95];[.$B$2])/[.$B$2]-1/2)" office:value-type="float" office:value="-0.28125" calcext:value-type="float">
            <text:p>-0.281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B$1]*2*(MOD([.A96];[.$B$2])/[.$B$2]-1/2)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B$1]*2*(MOD([.A97];[.$B$2])/[.$B$2]-1/2)" office:value-type="float" office:value="-0.21875" calcext:value-type="float">
            <text:p>-0.218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B$1]*2*(MOD([.A98];[.$B$2])/[.$B$2]-1/2)" office:value-type="float" office:value="-0.1875" calcext:value-type="float">
            <text:p>-0.18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B$1]*2*(MOD([.A99];[.$B$2])/[.$B$2]-1/2)" office:value-type="float" office:value="-0.15625" calcext:value-type="float">
            <text:p>-0.156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B$1]*2*(MOD([.A100];[.$B$2])/[.$B$2]-1/2)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B$1]*2*(MOD([.A101];[.$B$2])/[.$B$2]-1/2)" office:value-type="float" office:value="-0.09375" calcext:value-type="float">
            <text:p>-0.093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B$1]*2*(MOD([.A102];[.$B$2])/[.$B$2]-1/2)"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B$1]*2*(MOD([.A103];[.$B$2])/[.$B$2]-1/2)" office:value-type="float" office:value="-0.03125" calcext:value-type="float">
            <text:p>-0.031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B$1]*2*(MOD([.A104];[.$B$2])/[.$B$2]-1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B$1]*2*(MOD([.A105];[.$B$2])/[.$B$2]-1/2)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B$1]*2*(MOD([.A106];[.$B$2])/[.$B$2]-1/2)" office:value-type="float" office:value="0.0625000000000001" calcext:value-type="float">
            <text:p>0.06250000000000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B$1]*2*(MOD([.A107];[.$B$2])/[.$B$2]-1/2)" office:value-type="float" office:value="0.0937499999999999" calcext:value-type="float">
            <text:p>0.093749999999999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B$1]*2*(MOD([.A108];[.$B$2])/[.$B$2]-1/2)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B$1]*2*(MOD([.A109];[.$B$2])/[.$B$2]-1/2)" office:value-type="float" office:value="0.15625" calcext:value-type="float">
            <text:p>0.1562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B$1]*2*(MOD([.A110];[.$B$2])/[.$B$2]-1/2)" office:value-type="float" office:value="0.1875" calcext:value-type="float">
            <text:p>0.187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B$1]*2*(MOD([.A111];[.$B$2])/[.$B$2]-1/2)" office:value-type="float" office:value="0.21875" calcext:value-type="float">
            <text:p>0.2187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B$1]*2*(MOD([.A112];[.$B$2])/[.$B$2]-1/2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B$1]*2*(MOD([.A113];[.$B$2])/[.$B$2]-1/2)" office:value-type="float" office:value="0.28125" calcext:value-type="float">
            <text:p>0.281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B$1]*2*(MOD([.A114];[.$B$2])/[.$B$2]-1/2)"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B$1]*2*(MOD([.A115];[.$B$2])/[.$B$2]-1/2)" office:value-type="float" office:value="0.34375" calcext:value-type="float">
            <text:p>0.3437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B$1]*2*(MOD([.A116];[.$B$2])/[.$B$2]-1/2)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B$1]*2*(MOD([.A117];[.$B$2])/[.$B$2]-1/2)" office:value-type="float" office:value="0.40625" calcext:value-type="float">
            <text:p>0.4062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B$1]*2*(MOD([.A118];[.$B$2])/[.$B$2]-1/2)"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B$1]*2*(MOD([.A119];[.$B$2])/[.$B$2]-1/2)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B$1]*2*(MOD([.A120];[.$B$2])/[.$B$2]-1/2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B$1]*2*(MOD([.A121];[.$B$2])/[.$B$2]-1/2)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B$1]*2*(MOD([.A122];[.$B$2])/[.$B$2]-1/2)"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B$1]*2*(MOD([.A123];[.$B$2])/[.$B$2]-1/2)" office:value-type="float" office:value="0.59375" calcext:value-type="float">
            <text:p>0.5937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B$1]*2*(MOD([.A124];[.$B$2])/[.$B$2]-1/2)" office:value-type="float" office:value="-0.625" calcext:value-type="float">
            <text:p>-0.6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B$1]*2*(MOD([.A125];[.$B$2])/[.$B$2]-1/2)" office:value-type="float" office:value="-0.59375" calcext:value-type="float">
            <text:p>-0.5937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B$1]*2*(MOD([.A126];[.$B$2])/[.$B$2]-1/2)" office:value-type="float" office:value="-0.5625" calcext:value-type="float">
            <text:p>-0.56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B$1]*2*(MOD([.A127];[.$B$2])/[.$B$2]-1/2)" office:value-type="float" office:value="-0.53125" calcext:value-type="float">
            <text:p>-0.531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B$1]*2*(MOD([.A128];[.$B$2])/[.$B$2]-1/2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B$1]*2*(MOD([.A129];[.$B$2])/[.$B$2]-1/2)" office:value-type="float" office:value="-0.46875" calcext:value-type="float">
            <text:p>-0.4687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B$1]*2*(MOD([.A130];[.$B$2])/[.$B$2]-1/2)" office:value-type="float" office:value="-0.4375" calcext:value-type="float">
            <text:p>-0.437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B$1]*2*(MOD([.A131];[.$B$2])/[.$B$2]-1/2)" office:value-type="float" office:value="-0.40625" calcext:value-type="float">
            <text:p>-0.406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B$1]*2*(MOD([.A132];[.$B$2])/[.$B$2]-1/2)" office:value-type="float" office:value="-0.375" calcext:value-type="float">
            <text:p>-0.37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B$1]*2*(MOD([.A133];[.$B$2])/[.$B$2]-1/2)" office:value-type="float" office:value="-0.34375" calcext:value-type="float">
            <text:p>-0.3437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B$1]*2*(MOD([.A134];[.$B$2])/[.$B$2]-1/2)" office:value-type="float" office:value="-0.3125" calcext:value-type="float">
            <text:p>-0.312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B$1]*2*(MOD([.A135];[.$B$2])/[.$B$2]-1/2)" office:value-type="float" office:value="-0.28125" calcext:value-type="float">
            <text:p>-0.2812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B$1]*2*(MOD([.A136];[.$B$2])/[.$B$2]-1/2)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B$1]*2*(MOD([.A137];[.$B$2])/[.$B$2]-1/2)" office:value-type="float" office:value="-0.21875" calcext:value-type="float">
            <text:p>-0.2187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B$1]*2*(MOD([.A138];[.$B$2])/[.$B$2]-1/2)" office:value-type="float" office:value="-0.1875" calcext:value-type="float">
            <text:p>-0.187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B$1]*2*(MOD([.A139];[.$B$2])/[.$B$2]-1/2)" office:value-type="float" office:value="-0.15625" calcext:value-type="float">
            <text:p>-0.1562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B$1]*2*(MOD([.A140];[.$B$2])/[.$B$2]-1/2)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B$1]*2*(MOD([.A141];[.$B$2])/[.$B$2]-1/2)" office:value-type="float" office:value="-0.09375" calcext:value-type="float">
            <text:p>-0.0937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B$1]*2*(MOD([.A142];[.$B$2])/[.$B$2]-1/2)"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B$1]*2*(MOD([.A143];[.$B$2])/[.$B$2]-1/2)" office:value-type="float" office:value="-0.03125" calcext:value-type="float">
            <text:p>-0.031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B$1]*2*(MOD([.A144];[.$B$2])/[.$B$2]-1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B$1]*2*(MOD([.A145];[.$B$2])/[.$B$2]-1/2)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B$1]*2*(MOD([.A146];[.$B$2])/[.$B$2]-1/2)" office:value-type="float" office:value="0.0625000000000001" calcext:value-type="float">
            <text:p>0.06250000000000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B$1]*2*(MOD([.A147];[.$B$2])/[.$B$2]-1/2)" office:value-type="float" office:value="0.0937499999999999" calcext:value-type="float">
            <text:p>0.093749999999999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B$1]*2*(MOD([.A148];[.$B$2])/[.$B$2]-1/2)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B$1]*2*(MOD([.A149];[.$B$2])/[.$B$2]-1/2)" office:value-type="float" office:value="0.15625" calcext:value-type="float">
            <text:p>0.1562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B$1]*2*(MOD([.A150];[.$B$2])/[.$B$2]-1/2)" office:value-type="float" office:value="0.1875" calcext:value-type="float">
            <text:p>0.187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B$1]*2*(MOD([.A151];[.$B$2])/[.$B$2]-1/2)" office:value-type="float" office:value="0.21875" calcext:value-type="float">
            <text:p>0.2187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B$1]*2*(MOD([.A152];[.$B$2])/[.$B$2]-1/2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B$1]*2*(MOD([.A153];[.$B$2])/[.$B$2]-1/2)" office:value-type="float" office:value="0.28125" calcext:value-type="float">
            <text:p>0.281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B$1]*2*(MOD([.A154];[.$B$2])/[.$B$2]-1/2)"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B$1]*2*(MOD([.A155];[.$B$2])/[.$B$2]-1/2)" office:value-type="float" office:value="0.34375" calcext:value-type="float">
            <text:p>0.343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B$1]*2*(MOD([.A156];[.$B$2])/[.$B$2]-1/2)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B$1]*2*(MOD([.A157];[.$B$2])/[.$B$2]-1/2)" office:value-type="float" office:value="0.40625" calcext:value-type="float">
            <text:p>0.406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B$1]*2*(MOD([.A158];[.$B$2])/[.$B$2]-1/2)"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B$1]*2*(MOD([.A159];[.$B$2])/[.$B$2]-1/2)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B$1]*2*(MOD([.A160];[.$B$2])/[.$B$2]-1/2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B$1]*2*(MOD([.A161];[.$B$2])/[.$B$2]-1/2)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B$1]*2*(MOD([.A162];[.$B$2])/[.$B$2]-1/2)"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B$1]*2*(MOD([.A163];[.$B$2])/[.$B$2]-1/2)" office:value-type="float" office:value="0.59375" calcext:value-type="float">
            <text:p>0.593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B$1]*2*(MOD([.A164];[.$B$2])/[.$B$2]-1/2)" office:value-type="float" office:value="-0.625" calcext:value-type="float">
            <text:p>-0.62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B$1]*2*(MOD([.A165];[.$B$2])/[.$B$2]-1/2)" office:value-type="float" office:value="-0.59375" calcext:value-type="float">
            <text:p>-0.5937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B$1]*2*(MOD([.A166];[.$B$2])/[.$B$2]-1/2)" office:value-type="float" office:value="-0.5625" calcext:value-type="float">
            <text:p>-0.562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B$1]*2*(MOD([.A167];[.$B$2])/[.$B$2]-1/2)" office:value-type="float" office:value="-0.53125" calcext:value-type="float">
            <text:p>-0.5312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B$1]*2*(MOD([.A168];[.$B$2])/[.$B$2]-1/2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B$1]*2*(MOD([.A169];[.$B$2])/[.$B$2]-1/2)" office:value-type="float" office:value="-0.46875" calcext:value-type="float">
            <text:p>-0.4687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B$1]*2*(MOD([.A170];[.$B$2])/[.$B$2]-1/2)" office:value-type="float" office:value="-0.4375" calcext:value-type="float">
            <text:p>-0.437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B$1]*2*(MOD([.A171];[.$B$2])/[.$B$2]-1/2)" office:value-type="float" office:value="-0.40625" calcext:value-type="float">
            <text:p>-0.4062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B$1]*2*(MOD([.A172];[.$B$2])/[.$B$2]-1/2)" office:value-type="float" office:value="-0.375" calcext:value-type="float">
            <text:p>-0.37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B$1]*2*(MOD([.A173];[.$B$2])/[.$B$2]-1/2)" office:value-type="float" office:value="-0.34375" calcext:value-type="float">
            <text:p>-0.343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B$1]*2*(MOD([.A174];[.$B$2])/[.$B$2]-1/2)" office:value-type="float" office:value="-0.3125" calcext:value-type="float">
            <text:p>-0.31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B$1]*2*(MOD([.A175];[.$B$2])/[.$B$2]-1/2)" office:value-type="float" office:value="-0.28125" calcext:value-type="float">
            <text:p>-0.2812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B$1]*2*(MOD([.A176];[.$B$2])/[.$B$2]-1/2)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B$1]*2*(MOD([.A177];[.$B$2])/[.$B$2]-1/2)" office:value-type="float" office:value="-0.21875" calcext:value-type="float">
            <text:p>-0.2187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B$1]*2*(MOD([.A178];[.$B$2])/[.$B$2]-1/2)" office:value-type="float" office:value="-0.1875" calcext:value-type="float">
            <text:p>-0.187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B$1]*2*(MOD([.A179];[.$B$2])/[.$B$2]-1/2)" office:value-type="float" office:value="-0.15625" calcext:value-type="float">
            <text:p>-0.1562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B$1]*2*(MOD([.A180];[.$B$2])/[.$B$2]-1/2)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B$1]*2*(MOD([.A181];[.$B$2])/[.$B$2]-1/2)" office:value-type="float" office:value="-0.09375" calcext:value-type="float">
            <text:p>-0.0937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B$1]*2*(MOD([.A182];[.$B$2])/[.$B$2]-1/2)"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B$1]*2*(MOD([.A183];[.$B$2])/[.$B$2]-1/2)" office:value-type="float" office:value="-0.03125" calcext:value-type="float">
            <text:p>-0.031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B$1]*2*(MOD([.A184];[.$B$2])/[.$B$2]-1/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B$1]*2*(MOD([.A185];[.$B$2])/[.$B$2]-1/2)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B$1]*2*(MOD([.A186];[.$B$2])/[.$B$2]-1/2)" office:value-type="float" office:value="0.0625000000000001" calcext:value-type="float">
            <text:p>0.062500000000000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B$1]*2*(MOD([.A187];[.$B$2])/[.$B$2]-1/2)" office:value-type="float" office:value="0.0937499999999999" calcext:value-type="float">
            <text:p>0.093749999999999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B$1]*2*(MOD([.A188];[.$B$2])/[.$B$2]-1/2)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B$1]*2*(MOD([.A189];[.$B$2])/[.$B$2]-1/2)" office:value-type="float" office:value="0.15625" calcext:value-type="float">
            <text:p>0.1562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B$1]*2*(MOD([.A190];[.$B$2])/[.$B$2]-1/2)" office:value-type="float" office:value="0.1875" calcext:value-type="float">
            <text:p>0.187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B$1]*2*(MOD([.A191];[.$B$2])/[.$B$2]-1/2)" office:value-type="float" office:value="0.21875" calcext:value-type="float">
            <text:p>0.2187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B$1]*2*(MOD([.A192];[.$B$2])/[.$B$2]-1/2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B$1]*2*(MOD([.A193];[.$B$2])/[.$B$2]-1/2)" office:value-type="float" office:value="0.28125" calcext:value-type="float">
            <text:p>0.281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B$1]*2*(MOD([.A194];[.$B$2])/[.$B$2]-1/2)"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B$1]*2*(MOD([.A195];[.$B$2])/[.$B$2]-1/2)" office:value-type="float" office:value="0.34375" calcext:value-type="float">
            <text:p>0.3437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B$1]*2*(MOD([.A196];[.$B$2])/[.$B$2]-1/2)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B$1]*2*(MOD([.A197];[.$B$2])/[.$B$2]-1/2)" office:value-type="float" office:value="0.40625" calcext:value-type="float">
            <text:p>0.4062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B$1]*2*(MOD([.A198];[.$B$2])/[.$B$2]-1/2)"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B$1]*2*(MOD([.A199];[.$B$2])/[.$B$2]-1/2)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B$1]*2*(MOD([.A200];[.$B$2])/[.$B$2]-1/2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B$1]*2*(MOD([.A201];[.$B$2])/[.$B$2]-1/2)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B$1]*2*(MOD([.A202];[.$B$2])/[.$B$2]-1/2)"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B$1]*2*(MOD([.A203];[.$B$2])/[.$B$2]-1/2)" office:value-type="float" office:value="0.59375" calcext:value-type="float">
            <text:p>0.593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B$1]*2*(MOD([.A204];[.$B$2])/[.$B$2]-1/2)" office:value-type="float" office:value="-0.625" calcext:value-type="float">
            <text:p>-0.625</text:p>
          </table:table-cell>
        </table:table-row>
        <table:table-row table:style-name="ro1" table:number-rows-repeated="104837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draw:marker draw:name="Arrowheads_20_2" draw:display-name="Arrowheads 2" svg:viewBox="-100 -100 200 200" svg:d="M100 0c0 18-5 35-13 50-9 15-22 28-37 37-15 8-32 13-50 13s-35-5-50-13c-15-9-28-22-37-37-8-15-13-32-13-50s5-35 13-50c9-15 22-28 37-37 15-8 32-13 50-13s35 5 50 13c15 9 28 22 37 37 8 15 13 32 13 5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30T21:27:20.786000000</meta:creation-date>
    <dc:date>2024-05-30T23:50:33.773000000</dc:date>
    <meta:editing-duration>PT2H12M49S</meta:editing-duration>
    <meta:editing-cycles>1</meta:editing-cycles>
    <meta:document-statistic meta:table-count="1" meta:cell-count="408" meta:object-count="1"/>
    <meta:generator>LibreOffice/24.2.3.2$Windows_X86_64 LibreOffice_project/433d9c2ded56988e8a90e6b2e771ee4e6a5ab2ba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2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3:Sheet1.B204" chart:data-source-has-labels="row" svg:x="0.32cm" svg:y="0.18cm" svg:width="15.36cm" svg:height="8.64cm">
          <chart:coordinate-region svg:x="1.153cm" svg:y="0.379cm" svg:width="14.247cm" svg:height="8.24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204" chart:label-cell-address="Sheet1.B3:Sheet1.B3" chart:class="chart:scatter">
            <chart:domain table:cell-range-address="Sheet1.A4:Sheet1.A204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204</svg:desc>
                </draw:g>
              </table:table-cell>
              <table:table-cell office:value-type="float" office:value="-0.625">
                <text:p>-0.625</text:p>
                <draw:g>
                  <svg:desc>Sheet1.B4:Sheet1.B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59375">
                <text:p>-0.5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5625">
                <text:p>-0.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53125">
                <text:p>-0.5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46875">
                <text:p>-0.4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40625">
                <text:p>-0.4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34375">
                <text:p>-0.3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3125">
                <text:p>-0.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28125">
                <text:p>-0.28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21875">
                <text:p>-0.2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1875">
                <text:p>-0.1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15625">
                <text:p>-0.1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09375">
                <text:p>-0.09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0625">
                <text:p>-0.0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03125">
                <text:p>-0.03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625000000000001">
                <text:p>0.0625000000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937499999999999">
                <text:p>0.0937499999999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0.625">
                <text:p>-0.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59375">
                <text:p>-0.59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0.5625">
                <text:p>-0.5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0.53125">
                <text:p>-0.53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0.46875">
                <text:p>-0.46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0.40625">
                <text:p>-0.40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0.34375">
                <text:p>-0.34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0.3125">
                <text:p>-0.3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0.28125">
                <text:p>-0.28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0.21875">
                <text:p>-0.21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0.1875">
                <text:p>-0.1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0.15625">
                <text:p>-0.15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0.09375">
                <text:p>-0.093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0.0625">
                <text:p>-0.0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0.03125">
                <text:p>-0.03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625000000000001">
                <text:p>0.0625000000000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937499999999999">
                <text:p>0.093749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0.625">
                <text:p>-0.6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0.59375">
                <text:p>-0.593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0.5625">
                <text:p>-0.56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0.53125">
                <text:p>-0.53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0.46875">
                <text:p>-0.46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0.40625">
                <text:p>-0.40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0.34375">
                <text:p>-0.34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0.3125">
                <text:p>-0.3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0.28125">
                <text:p>-0.28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0.21875">
                <text:p>-0.21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0.1875">
                <text:p>-0.18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0.15625">
                <text:p>-0.1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0.09375">
                <text:p>-0.093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0.0625">
                <text:p>-0.06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0.03125">
                <text:p>-0.03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0625000000000001">
                <text:p>0.06250000000000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0937499999999999">
                <text:p>0.09374999999999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0.625">
                <text:p>-0.6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0.59375">
                <text:p>-0.593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0.5625">
                <text:p>-0.56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0.53125">
                <text:p>-0.53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0.46875">
                <text:p>-0.468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0.40625">
                <text:p>-0.406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0.34375">
                <text:p>-0.343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0.3125">
                <text:p>-0.3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0.28125">
                <text:p>-0.281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0.21875">
                <text:p>-0.218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0.1875">
                <text:p>-0.18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0.15625">
                <text:p>-0.156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0.09375">
                <text:p>-0.093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0.0625">
                <text:p>-0.06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0.03125">
                <text:p>-0.03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0625000000000001">
                <text:p>0.06250000000000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0937499999999999">
                <text:p>0.09374999999999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0.625">
                <text:p>-0.6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0.59375">
                <text:p>-0.593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0.5625">
                <text:p>-0.56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0.53125">
                <text:p>-0.531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0.46875">
                <text:p>-0.468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0.40625">
                <text:p>-0.406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0.34375">
                <text:p>-0.343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0.3125">
                <text:p>-0.31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0.28125">
                <text:p>-0.281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0.21875">
                <text:p>-0.218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0.1875">
                <text:p>-0.18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0.15625">
                <text:p>-0.156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0.09375">
                <text:p>-0.093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0.0625">
                <text:p>-0.06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0.03125">
                <text:p>-0.031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0625000000000001">
                <text:p>0.06250000000000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0937499999999999">
                <text:p>0.09374999999999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0.625">
                <text:p>-0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